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e7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Eklj fekl jkl jlksj slkj glkj lkrjglkj klj klj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8:19:26.990495789</meta:creation-date>
    <dc:date>2025-03-27T18:26:25.735175189</dc:date>
    <meta:editing-duration>PT6M59S</meta:editing-duration>
    <meta:editing-cycles>1</meta:editing-cycles>
    <meta:document-statistic meta:table-count="0" meta:image-count="0" meta:object-count="0" meta:page-count="1" meta:paragraph-count="1" meta:word-count="9" meta:character-count="47" meta:non-whitespace-character-count="38"/>
    <meta:generator>LibreOffice/24.8.5.2$Linux_X86_64 LibreOffice_project/480$Build-2</meta:generator>
  </office:meta>
</office:document-meta>
</file>